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0bb27c" officeooo:paragraph-rsid="0008a792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99021" officeooo:paragraph-rsid="0008a792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08a792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a7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8a792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a6fc9" officeooo:paragraph-rsid="000a6fc9"/>
    </style:style>
    <style:style style:name="P7" style:family="paragraph" style:parent-style-name="Standard">
      <style:paragraph-properties fo:text-align="justify" style:justify-single-word="false"/>
      <style:text-properties officeooo:rsid="000a6fc9" officeooo:paragraph-rsid="000a6fc9"/>
    </style:style>
    <style:style style:name="T1" style:family="text">
      <style:text-properties officeooo:rsid="00099021"/>
    </style:style>
    <style:style style:name="T2" style:family="text">
      <style:text-properties officeooo:rsid="000bb27c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a9eac" fo:background-color="transparent" loext:char-shading-value="0" style:font-size-asian="12pt" style:font-size-complex="12pt"/>
    </style:style>
    <style:style style:name="T5" style:family="text">
      <style:text-properties officeooo:rsid="0008a79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ção <text:span text:style-name="T1">Web 2</text:span></text:p>
      <text:p text:style-name="P5">Etapa <text:span text:style-name="T5">3</text:span>: <text:span text:style-name="T2">Criando </text:span><text:span text:style-name="T5">rotas</text:span><text:span text:style-name="T2"> em Django</text:span></text:p>
      <text:p text:style-name="P3"/>
      <text:list text:style-name="L1">
        <text:list-item>
          <text:p text:style-name="P6"><text:span text:style-name="T3">Criando um Template</text:span></text:p>
        </text:list-item>
      </text:list>
      <text:p text:style-name="P7"><text:span text:style-name="T3"/></text:p>
      <text:p text:style-name="P7"><text:span text:style-name="T3">Para fornecer um frontend e um layout para o nosso site, usamos templates. Os templates são basicamente arquivos .html escritos em HTML, CSS e Javascript. </text:span></text:p>
      <text:p text:style-name="P7"><text:span text:style-name="T3">Podemos criar um único diretório de templates que será distribuído por todo o projeto ou criar um diretório específico para cada aplicação, de acordo com a </text:span><text:span text:style-name="T4">nossa</text:span><text:span text:style-name="T3"> necessidade.</text:span></text:p>
      <text:p text:style-name="P2"/>
      <text:list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1:06:13.760141656</meta:creation-date>
    <meta:generator>LibreOffice/7.6.5.2$Linux_X86_64 LibreOffice_project/60$Build-2</meta:generator>
    <dc:date>2024-03-07T11:44:19.266147484</dc:date>
    <meta:editing-duration>PT38M6S</meta:editing-duration>
    <meta:editing-cycles>4</meta:editing-cycles>
    <meta:document-statistic meta:table-count="0" meta:image-count="0" meta:object-count="0" meta:page-count="1" meta:paragraph-count="6" meta:word-count="67" meta:character-count="401" meta:non-whitespace-character-count="340"/>
  </office:meta>
</office:document-meta>
</file>